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svg:font-family="Courier"/>
    <style:font-face style:name="OpenSymbol" svg:font-family="OpenSymbol"/>
    <style:font-face style:name="Times New Roman1" svg:font-family="'Times New Roman'"/>
    <style:font-face style:name="Palatino Linotype1" svg:font-family="'Palatino Linotype'" style:font-adornments="Bold"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1" style:family="text">
      <style:text-properties fo:font-style="italic"/>
    </style:style>
    <style:style style:name="T2" style:family="text">
      <style:text-properties fo:font-weight="bold"/>
    </style:style>
    <style:style style:name="T3" style:family="text">
      <style:text-properties fo:font-size="11pt"/>
    </style:style>
    <style:style style:name="T4" style:family="text">
      <style:text-properties style:font-name="Times New Roman1"/>
    </style:style>
    <style:style style:name="T5" style:family="text">
      <style:text-properties style:font-name="Times New Roman1" fo:font-size="11pt"/>
    </style:style>
    <style:style style:name="T6" style:family="text">
      <style:text-properties style:font-name="Times New Roman1" fo:font-size="11pt" fo:font-weight="bold"/>
    </style:style>
    <style:style style:name="T7" style:family="text">
      <style:text-properties style:font-name="Courie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5">1. What is the reverse complement of the following DNA sequences.  Note that the third sequence contains IUB/IUPAC ambiguity codes (representing sets of 2 or more nucleotides):</text:span></text:p>
      <text:p text:style-name="Text_20_body">ACAGGATGTTCATAGGCATTCCTCAGACTACAGTC</text:p>
      <text:p text:style-name="Text_20_body">ACTTGCTAAGAATCTGATTCAGATTCTTAGCAAGT</text:p>
      <text:p text:style-name="Text_20_body">GGCATGTCWAGACCTAMCYGACTCVGTAGGCCATG</text:p>
      <text:p text:style-name="Text_20_body"/>
      <text:p text:style-name="Text_20_body"><text:span text:style-name="T5">2. What is the amino-acid sequence encoded in the following DNA sequence (assume gene starts at the first start codon and ends at first stop codon).</text:span></text:p>
      <text:p text:style-name="Text_20_body">TTCGAGGGGCATGTTTGTTGCTATGAATGATAATAAAACAATGCTTTTTATTCCGGGGGCAACCAATTAAGTAATTC</text:p>
      <text:p text:style-name="Text_20_body"><text:span text:style-name="T5">(Trivia: this is a piece of one of the plague’s - </text:span>Yersinia pestis<text:span text:style-name="T5"> - toxic factors)</text:span></text:p>
      <text:p text:style-name="Text_20_body"><text:span text:style-name="T5">3. Match the following amino-acid sequence to the corresponding location in the DNA string shown below.</text:span></text:p>
      <text:p text:style-name="Text_20_body">KLFALTAVALMG</text:p>
      <text:p text:style-name="Text_20_body">GTATGAAAAAACTAAAATTGTTTGCTCTTACAGCTGTAGCCCTAATGGGTGTTTCAGGTGTA</text:p>
      <text:p text:style-name="Text_20_body"><text:span text:style-name="T5">(Trivia: this is a piece of a bacterial rhodopsin gene - one of the genes involved in photosynthesis.  Until 2000 it was believed that only plants were capable of  photosynthesis.  The discovery of bacterial rhodopsin was done computationally and is one of the advances made possible by genomic analysis).</text:span></text:p>
      <text:p text:style-name="Text_20_body"><text:span text:style-name="T5">4. Define the following biological terms (look them up on the Internet and write out a one sentence definition in </text:span><text:span text:style-name="T6">your own words</text:span><text:span text:style-name="T5">):<text:line-break/><text:line-break/>Frameshift mutation</text:span> <text:line-break/><text:span text:style-name="T5">Silent mutat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ce style:name="OpenSymbol" svg:font-family="OpenSymbol"/>
    <style:font-face style:name="Times New Roman1" svg:font-family="'Times New Roman'"/>
    <style:font-face style:name="Palatino Linotype1" svg:font-family="'Palatino Linotype'" style:font-adornments="Bold"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Palatino Linotype" fo:font-size="11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3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style:font-name="Palatino Linotype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style:font-name="Palatino Linotype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Palatino Linotype1" fo:font-size="13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Algorithm" style:family="paragraph" style:parent-style-name="Standard" style:class="text" style:master-page-name="">
      <style:paragraph-properties style:page-number="auto">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creator>Mihai Pop</dc:creator>
    <dc:date>2009-12-14T12:56:01.18</dc:date>
    <meta:editing-cycles>4</meta:editing-cycles>
    <meta:editing-duration>PT04H47M39S</meta:editing-duration>
    <meta:document-statistic meta:table-count="0" meta:image-count="0" meta:object-count="0" meta:page-count="1" meta:paragraph-count="12" meta:word-count="167" meta:character-count="1239"/>
    <meta:user-defined meta:name="Info 1"/>
    <meta:user-defined meta:name="Info 2"/>
    <meta:user-defined meta:name="Info 3"/>
    <meta:user-defined meta:name="Info 4"/>
  </office:meta>
</office:document-meta>
</file>